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2" manifest:media-type="application/octet-stream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 3" manifest:media-type="application/octet-stream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asian="Courier New" style:font-name-complex="Courier New"/>
    </style:style>
    <style:style style:name="T3" style:parent-style-name="DefaultParagraphFont" style:family="text">
      <style:text-properties style:font-name="Courier New" style:font-name-asian="Courier New" style:font-name-complex="Courier New"/>
    </style:style>
    <style:style style:name="T4" style:parent-style-name="DefaultParagraphFont" style:family="text">
      <style:text-properties style:font-name="Courier New" style:font-name-asian="Courier New" style:font-name-complex="Courier New"/>
    </style:style>
    <style:style style:name="T5" style:parent-style-name="DefaultParagraphFont" style:family="text">
      <style:text-properties style:font-name="Courier New" style:font-name-asian="Courier New" style:font-name-complex="Courier New"/>
    </style:style>
    <style:style style:name="T6" style:parent-style-name="DefaultParagraphFont" style:family="text">
      <style:text-properties style:font-name="Courier New" style:font-name-asian="Courier New" style:font-name-complex="Courier New"/>
    </style:style>
    <style:style style:name="T7" style:parent-style-name="DefaultParagraphFont" style:family="text">
      <style:text-properties style:font-name="Courier New" style:font-name-asian="Courier New" style:font-name-complex="Courier New"/>
    </style:style>
    <style:style style:name="T8" style:parent-style-name="DefaultParagraphFont" style:family="text">
      <style:text-properties style:font-name="Courier New" style:font-name-asian="Courier New" style:font-name-complex="Courier New"/>
    </style:style>
    <style:style style:name="T9" style:parent-style-name="DefaultParagraphFont" style:family="text">
      <style:text-properties style:font-name="Courier New" style:font-name-asian="Courier New" style:font-name-complex="Courier New"/>
    </style:style>
    <style:style style:name="T10" style:parent-style-name="DefaultParagraphFont" style:family="text">
      <style:text-properties style:font-name="Courier New" style:font-name-asian="Courier New" style:font-name-complex="Courier New"/>
    </style:style>
    <style:style style:name="T11" style:parent-style-name="DefaultParagraphFont" style:family="text">
      <style:text-properties style:font-name="Courier New" style:font-name-asian="Courier New" style:font-name-complex="Courier New"/>
    </style:style>
    <style:style style:name="T12" style:parent-style-name="DefaultParagraphFont" style:family="text">
      <style:text-properties style:font-name="Courier New" style:font-name-asian="Courier New" style:font-name-complex="Courier New"/>
    </style:style>
    <style:style style:name="T13" style:parent-style-name="DefaultParagraphFont" style:family="text">
      <style:text-properties style:font-name="Courier New" style:font-name-asian="Courier New" style:font-name-complex="Courier New"/>
    </style:style>
    <style:style style:name="T14" style:parent-style-name="DefaultParagraphFont" style:family="text">
      <style:text-properties style:font-name="Courier New" style:font-name-asian="Courier New" style:font-name-complex="Courier New"/>
    </style:style>
    <style:style style:name="T15" style:parent-style-name="DefaultParagraphFont" style:family="text">
      <style:text-properties style:font-name="Courier New" style:font-name-asian="Courier New" style:font-name-complex="Courier New"/>
    </style:style>
    <style:style style:name="T16" style:parent-style-name="DefaultParagraphFont" style:family="text">
      <style:text-properties style:font-name="Courier New" style:font-name-asian="Courier New" style:font-name-complex="Courier New"/>
    </style:style>
    <style:style style:name="T17" style:parent-style-name="DefaultParagraphFont" style:family="text">
      <style:text-properties style:font-name="Courier New" style:font-name-asian="Courier New" style:font-name-complex="Courier New"/>
    </style:style>
    <style:style style:name="T18" style:parent-style-name="DefaultParagraphFont" style:family="text">
      <style:text-properties style:font-name="Courier New" style:font-name-asian="Courier New" style:font-name-complex="Courier New"/>
    </style:style>
    <style:style style:name="T19" style:parent-style-name="DefaultParagraphFont" style:family="text">
      <style:text-properties style:font-name="Courier New" style:font-name-asian="Courier New" style:font-name-complex="Courier New"/>
    </style:style>
    <style:style style:name="T20" style:parent-style-name="DefaultParagraphFont" style:family="text">
      <style:text-properties style:font-name="Courier New" style:font-name-asian="Courier New" style:font-name-complex="Courier New"/>
    </style:style>
    <style:style style:name="T21" style:parent-style-name="DefaultParagraphFont" style:family="text">
      <style:text-properties style:font-name="Courier New" style:font-name-asian="Courier New" style:font-name-complex="Courier New"/>
    </style:style>
    <style:style style:name="T22" style:parent-style-name="DefaultParagraphFont" style:family="text">
      <style:text-properties style:font-name="Courier New" style:font-name-asian="Courier New" style:font-name-complex="Courier New"/>
    </style:style>
    <style:style style:name="T23" style:parent-style-name="DefaultParagraphFont" style:family="text">
      <style:text-properties style:font-name="Courier New" style:font-name-asian="Courier New" style:font-name-complex="Courier New"/>
    </style:style>
    <style:style style:name="T24" style:parent-style-name="DefaultParagraphFont" style:family="text">
      <style:text-properties style:font-name="Courier New" style:font-name-asian="Courier New" style:font-name-complex="Courier New"/>
    </style:style>
    <style:style style:name="T25" style:parent-style-name="DefaultParagraphFont" style:family="text">
      <style:text-properties style:font-name="Courier New" style:font-name-asian="Courier New" style:font-name-complex="Courier New"/>
    </style:style>
    <style:style style:name="T26" style:parent-style-name="DefaultParagraphFont" style:family="text">
      <style:text-properties style:font-name="Courier New" style:font-name-asian="Courier New" style:font-name-complex="Courier New"/>
    </style:style>
    <style:style style:name="T27" style:parent-style-name="DefaultParagraphFont" style:family="text">
      <style:text-properties style:font-name="Courier New" style:font-name-asian="Courier New" style:font-name-complex="Courier New"/>
    </style:style>
    <style:style style:name="T28" style:parent-style-name="DefaultParagraphFont" style:family="text">
      <style:text-properties style:font-name="Courier New" style:font-name-asian="Courier New" style:font-name-complex="Courier New"/>
    </style:style>
    <style:style style:name="T29" style:parent-style-name="DefaultParagraphFont" style:family="text">
      <style:text-properties style:font-name="Courier New" style:font-name-asian="Courier New" style:font-name-complex="Courier New"/>
    </style:style>
    <style:style style:name="T30" style:parent-style-name="DefaultParagraphFont" style:family="text">
      <style:text-properties style:font-name="Courier New" style:font-name-asian="Courier New" style:font-name-complex="Courier New"/>
    </style:style>
    <style:style style:name="T31" style:parent-style-name="DefaultParagraphFont" style:family="text">
      <style:text-properties style:font-name="Courier New" style:font-name-asian="Courier New" style:font-name-complex="Courier New"/>
    </style:style>
    <style:style style:name="T32" style:parent-style-name="DefaultParagraphFont" style:family="text">
      <style:text-properties style:font-name="Courier New" style:font-name-asian="Courier New" style:font-name-complex="Courier New"/>
    </style:style>
    <style:style style:name="T33" style:parent-style-name="DefaultParagraphFont" style:family="text">
      <style:text-properties style:font-name="Courier New" style:font-name-asian="Courier New" style:font-name-complex="Courier New"/>
    </style:style>
    <style:style style:name="T34" style:parent-style-name="DefaultParagraphFont" style:family="text">
      <style:text-properties style:font-name="Courier New" style:font-name-asian="Courier New" style:font-name-complex="Courier New"/>
    </style:style>
    <style:style style:name="T35" style:parent-style-name="DefaultParagraphFont" style:family="text">
      <style:text-properties style:font-name="Courier New" style:font-name-asian="Courier New" style:font-name-complex="Courier New"/>
    </style:style>
    <style:style style:name="T36" style:parent-style-name="DefaultParagraphFont" style:family="text">
      <style:text-properties style:font-name="Courier New" style:font-name-asian="Courier New" style:font-name-complex="Courier New"/>
    </style:style>
    <style:style style:name="T37" style:parent-style-name="DefaultParagraphFont" style:family="text">
      <style:text-properties style:font-name="Courier New" style:font-name-asian="Courier New" style:font-name-complex="Courier New"/>
    </style:style>
    <style:style style:name="T38" style:parent-style-name="DefaultParagraphFont" style:family="text">
      <style:text-properties style:font-name="Courier New" style:font-name-asian="Courier New" style:font-name-complex="Courier New"/>
    </style:style>
    <style:style style:name="T39" style:parent-style-name="DefaultParagraphFont" style:family="text">
      <style:text-properties style:font-name="Courier New" style:font-name-asian="Courier New" style:font-name-complex="Courier New"/>
    </style:style>
    <style:style style:name="T40" style:parent-style-name="DefaultParagraphFont" style:family="text">
      <style:text-properties style:font-name="Courier New" style:font-name-asian="Courier New" style:font-name-complex="Courier New"/>
    </style:style>
    <style:style style:name="T41" style:parent-style-name="DefaultParagraphFont" style:family="text">
      <style:text-properties style:font-name="Courier New" style:font-name-asian="Courier New" style:font-name-complex="Courier New"/>
    </style:style>
    <style:style style:name="T42" style:parent-style-name="DefaultParagraphFont" style:family="text">
      <style:text-properties style:font-name="Courier New" style:font-name-asian="Courier New" style:font-name-complex="Courier New"/>
    </style:style>
    <style:style style:name="T43" style:parent-style-name="DefaultParagraphFont" style:family="text">
      <style:text-properties style:font-name="Courier New" style:font-name-asian="Courier New" style:font-name-complex="Courier New"/>
    </style:style>
    <style:style style:name="T44" style:parent-style-name="DefaultParagraphFont" style:family="text">
      <style:text-properties style:font-name="Courier New" style:font-name-asian="Courier New" style:font-name-complex="Courier New"/>
    </style:style>
    <style:style style:name="T45" style:parent-style-name="DefaultParagraphFont" style:family="text">
      <style:text-properties style:font-name="Courier New" style:font-name-asian="Courier New" style:font-name-complex="Courier New"/>
    </style:style>
    <style:style style:name="T46" style:parent-style-name="DefaultParagraphFont" style:family="text">
      <style:text-properties style:font-name="Courier New" style:font-name-asian="Courier New" style:font-name-complex="Courier New"/>
    </style:style>
    <style:style style:name="T47" style:parent-style-name="DefaultParagraphFont" style:family="text">
      <style:text-properties style:font-name="Courier New" style:font-name-asian="Courier New" style:font-name-complex="Courier New"/>
    </style:style>
    <style:style style:name="T48" style:parent-style-name="DefaultParagraphFont" style:family="text">
      <style:text-properties style:font-name="Courier New" style:font-name-asian="Courier New" style:font-name-complex="Courier New"/>
    </style:style>
    <style:style style:name="T49" style:parent-style-name="DefaultParagraphFont" style:family="text">
      <style:text-properties style:font-name="Courier New" style:font-name-asian="Courier New" style:font-name-complex="Courier New"/>
    </style:style>
    <style:style style:name="T50" style:parent-style-name="DefaultParagraphFont" style:family="text">
      <style:text-properties style:font-name="Courier New" style:font-name-asian="Courier New" style:font-name-complex="Courier New"/>
    </style:style>
    <style:style style:name="T51" style:parent-style-name="DefaultParagraphFont" style:family="text">
      <style:text-properties style:font-name="Courier New" style:font-name-asian="Courier New" style:font-name-complex="Courier New"/>
    </style:style>
    <style:style style:name="T52" style:parent-style-name="DefaultParagraphFont" style:family="text">
      <style:text-properties style:font-name="Courier New" style:font-name-asian="Courier New" style:font-name-complex="Courier New"/>
    </style:style>
    <style:style style:name="T53" style:parent-style-name="DefaultParagraphFont" style:family="text">
      <style:text-properties style:font-name="Courier New" style:font-name-asian="Courier New" style:font-name-complex="Courier New"/>
    </style:style>
    <style:style style:name="T54" style:parent-style-name="DefaultParagraphFont" style:family="text">
      <style:text-properties style:font-name="Courier New" style:font-name-asian="Courier New" style:font-name-complex="Courier New"/>
    </style:style>
    <style:style style:name="T55" style:parent-style-name="DefaultParagraphFont" style:family="text">
      <style:text-properties style:font-name="Courier New" style:font-name-asian="Courier New" style:font-name-complex="Courier New"/>
    </style:style>
    <style:style style:name="T56" style:parent-style-name="DefaultParagraphFont" style:family="text">
      <style:text-properties style:font-name="Courier New" style:font-name-asian="Courier New" style:font-name-complex="Courier New"/>
    </style:style>
    <style:style style:name="T57" style:parent-style-name="DefaultParagraphFont" style:family="text">
      <style:text-properties style:font-name="Courier New" style:font-name-asian="Courier New" style:font-name-complex="Courier New"/>
    </style:style>
    <style:style style:name="T58" style:parent-style-name="DefaultParagraphFont" style:family="text">
      <style:text-properties style:font-name="Courier New" style:font-name-asian="Courier New" style:font-name-complex="Courier New"/>
    </style:style>
    <style:style style:name="T59" style:parent-style-name="DefaultParagraphFont" style:family="text">
      <style:text-properties style:font-name="Courier New" style:font-name-asian="Courier New" style:font-name-complex="Courier New"/>
    </style:style>
    <style:style style:name="T60" style:parent-style-name="DefaultParagraphFont" style:family="text">
      <style:text-properties style:font-name="Courier New" style:font-name-asian="Courier New" style:font-name-complex="Courier New"/>
    </style:style>
    <style:style style:name="T61" style:parent-style-name="DefaultParagraphFont" style:family="text">
      <style:text-properties style:font-name="Courier New" style:font-name-asian="Courier New" style:font-name-complex="Courier New"/>
    </style:style>
    <style:style style:name="T62" style:parent-style-name="DefaultParagraphFont" style:family="text">
      <style:text-properties style:font-name="Courier New" style:font-name-asian="Courier New" style:font-name-complex="Courier New"/>
    </style:style>
    <style:style style:name="T63" style:parent-style-name="DefaultParagraphFont" style:family="text">
      <style:text-properties style:font-name="Courier New" style:font-name-asian="Courier New" style:font-name-complex="Courier New"/>
    </style:style>
    <style:style style:name="T64" style:parent-style-name="DefaultParagraphFont" style:family="text">
      <style:text-properties style:font-name="Courier New" style:font-name-asian="Courier New" style:font-name-complex="Courier New"/>
    </style:style>
    <style:style style:name="T65" style:parent-style-name="DefaultParagraphFont" style:family="text">
      <style:text-properties style:font-name="Courier New" style:font-name-asian="Courier New" style:font-name-complex="Courier New"/>
    </style:style>
    <style:style style:name="T66" style:parent-style-name="DefaultParagraphFont" style:family="text">
      <style:text-properties style:font-name="Courier New" style:font-name-asian="Courier New" style:font-name-complex="Courier New"/>
    </style:style>
    <style:style style:name="T67" style:parent-style-name="DefaultParagraphFont" style:family="text">
      <style:text-properties style:font-name="Courier New" style:font-name-asian="Courier New" style:font-name-complex="Courier New"/>
    </style:style>
    <style:style style:name="T68" style:parent-style-name="DefaultParagraphFont" style:family="text">
      <style:text-properties style:font-name="Courier New" style:font-name-asian="Courier New" style:font-name-complex="Courier New"/>
    </style:style>
    <style:style style:name="T69" style:parent-style-name="DefaultParagraphFont" style:family="text">
      <style:text-properties style:font-name="Courier New" style:font-name-asian="Courier New" style:font-name-complex="Courier New"/>
    </style:style>
    <style:style style:name="T70" style:parent-style-name="DefaultParagraphFont" style:family="text">
      <style:text-properties style:font-name="Courier New" style:font-name-asian="Courier New" style:font-name-complex="Courier New"/>
    </style:style>
    <style:style style:name="T71" style:parent-style-name="DefaultParagraphFont" style:family="text">
      <style:text-properties style:font-name="Courier New" style:font-name-asian="Courier New" style:font-name-complex="Courier New"/>
    </style:style>
    <style:style style:name="T72" style:parent-style-name="DefaultParagraphFont" style:family="text">
      <style:text-properties style:font-name="Courier New" style:font-name-asian="Courier New" style:font-name-complex="Courier New"/>
    </style:style>
    <style:style style:name="T73" style:parent-style-name="DefaultParagraphFont" style:family="text">
      <style:text-properties style:font-name="Courier New" style:font-name-asian="Courier New" style:font-name-complex="Courier New"/>
    </style:style>
    <style:style style:name="T74" style:parent-style-name="DefaultParagraphFont" style:family="text">
      <style:text-properties style:font-name="Courier New" style:font-name-asian="Courier New" style:font-name-complex="Courier New"/>
    </style:style>
    <style:style style:name="T75" style:parent-style-name="DefaultParagraphFont" style:family="text">
      <style:text-properties style:font-name="Courier New" style:font-name-asian="Courier New" style:font-name-complex="Courier New"/>
    </style:style>
    <style:style style:name="T76" style:parent-style-name="DefaultParagraphFont" style:family="text">
      <style:text-properties style:font-name="Courier New" style:font-name-asian="Courier New" style:font-name-complex="Courier New"/>
    </style:style>
    <style:style style:name="T77" style:parent-style-name="DefaultParagraphFont" style:family="text">
      <style:text-properties style:font-name="Courier New" style:font-name-asian="Courier New" style:font-name-complex="Courier New"/>
    </style:style>
    <style:style style:name="T78" style:parent-style-name="DefaultParagraphFont" style:family="text">
      <style:text-properties style:font-name="Courier New" style:font-name-asian="Courier New" style:font-name-complex="Courier New"/>
    </style:style>
    <style:style style:name="T79" style:parent-style-name="DefaultParagraphFont" style:family="text">
      <style:text-properties style:font-name="Courier New" style:font-name-asian="Courier New" style:font-name-complex="Courier New"/>
    </style:style>
    <style:style style:name="T80" style:parent-style-name="DefaultParagraphFont" style:family="text">
      <style:text-properties style:font-name="Courier New" style:font-name-asian="Courier New" style:font-name-complex="Courier New"/>
    </style:style>
    <style:style style:name="T81" style:parent-style-name="DefaultParagraphFont" style:family="text">
      <style:text-properties style:font-name="Courier New" style:font-name-asian="Courier New" style:font-name-complex="Courier New"/>
    </style:style>
    <style:style style:name="T82" style:parent-style-name="DefaultParagraphFont" style:family="text">
      <style:text-properties style:font-name="Courier New" style:font-name-asian="Courier New" style:font-name-complex="Courier New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-- phpMyAdmin SQL Dump</text:span></text:p>
      <text:p text:style-name="Normal"><text:span text:style-name="T3">-- version 5.1.1</text:span></text:p>
      <text:p text:style-name="Normal"><text:span text:style-name="T4">-- https://www.phpmyadmin.net/</text:span></text:p>
      <text:p text:style-name="Normal"><text:span text:style-name="T5">--</text:span></text:p>
      <text:p text:style-name="Normal"><text:span text:style-name="T6">-- Host: 127.0.0.1</text:span></text:p>
      <text:p text:style-name="Normal"><text:span text:style-name="T7">-- Generation Time: Mar 18, 2022 at 01:35 PM</text:span></text:p>
      <text:p text:style-name="Normal"><text:span text:style-name="T8">-- Server version: 10.4.22-MariaDB</text:span></text:p>
      <text:p text:style-name="Normal"><text:span text:style-name="T9">-- PHP Version:</text:span><text:span text:style-name="T10"><text:s/>8.0.15</text:span></text:p>
      <text:p text:style-name="Normal"/>
      <text:p text:style-name="Normal"><text:span text:style-name="T11">SET SQL_MODE = "NO_AUTO_VALUE_ON_ZERO";</text:span></text:p>
      <text:p text:style-name="Normal"><text:span text:style-name="T12">START TRANSACTION;</text:span></text:p>
      <text:p text:style-name="Normal"><text:span text:style-name="T13">SET time_zone = "+00:00";</text:span></text:p>
      <text:p text:style-name="Normal"/>
      <text:p text:style-name="Normal"/>
      <text:p text:style-name="Normal"><text:span text:style-name="T14">/*!40101 SET @OLD_CHARACTER_SET_CLIENT=@@CHARACTER_SET_CLIENT */;</text:span></text:p>
      <text:p text:style-name="Normal"><text:span text:style-name="T15">/*!40101 SET @OLD_CHARACTER_SET_RESULTS=@@CHARACTER_SET_RESULTS */;</text:span></text:p>
      <text:p text:style-name="Normal"><text:span text:style-name="T16">/*!40101 SET @OLD_COLLATIO</text:span><text:span text:style-name="T17">N_CONNECTION=@@COLLATION_CONNECTION */;</text:span></text:p>
      <text:p text:style-name="Normal"><text:span text:style-name="T18">/*!40101 SET NAMES utf8mb4 */;</text:span></text:p>
      <text:p text:style-name="Normal"/>
      <text:p text:style-name="Normal"><text:span text:style-name="T19">--</text:span></text:p>
      <text:p text:style-name="Normal"><text:span text:style-name="T20">-- Database: `shopping cart for a bookstore`</text:span></text:p>
      <text:p text:style-name="Normal"><text:span text:style-name="T21">--</text:span></text:p>
      <text:p text:style-name="Normal"/>
      <text:p text:style-name="Normal"><text:span text:style-name="T22">-- --------------------------------------------------------</text:span></text:p>
      <text:p text:style-name="Normal"/>
      <text:p text:style-name="Normal"><text:span text:style-name="T23">--</text:span></text:p>
      <text:p text:style-name="Normal"><text:span text:style-name="T24">-- Table structure for table `books`</text:span></text:p>
      <text:p text:style-name="Normal"><text:span text:style-name="T25">--</text:span></text:p>
      <text:p text:style-name="Normal"/>
      <text:p text:style-name="Normal"><text:span text:style-name="T26">CREATE TABLE `books` (</text:span></text:p>
      <text:p text:style-name="Normal"><text:span text:style-name="T27"><text:s text:c="2"/></text:span><text:span text:style-name="T28">`Book_ Id` int(10) NOT NULL,</text:span></text:p>
      <text:p text:style-name="Normal"><text:span text:style-name="T29"><text:s text:c="2"/>`Book_ Name` varchar(500) NOT NULL,</text:span></text:p>
      <text:p text:style-name="Normal"><text:span text:style-name="T30"><text:s text:c="2"/>`Author` varchar(500) NOT NULL,</text:span></text:p>
      <text:p text:style-name="Normal"><text:span text:style-name="T31"><text:s text:c="2"/>`Price` int(20) NOT NULL</text:span></text:p>
      <text:p text:style-name="Normal"><text:span text:style-name="T32">) ENGINE=InnoDB DEFAULT CHARSET=utf8mb4;</text:span></text:p>
      <text:p text:style-name="Normal"/>
      <text:p text:style-name="Normal"><text:span text:style-name="T33">-- --------------------------------------------------------</text:span></text:p>
      <text:p text:style-name="Normal"/>
      <text:p text:style-name="Normal"><text:span text:style-name="T34">--</text:span></text:p>
      <text:p text:style-name="Normal"><text:span text:style-name="T35">-- Table structure for</text:span><text:span text:style-name="T36"><text:s/>table `order_details`</text:span></text:p>
      <text:p text:style-name="Normal"><text:span text:style-name="T37">--</text:span></text:p>
      <text:p text:style-name="Normal"/>
      <text:p text:style-name="Normal"><text:span text:style-name="T38">CREATE TABLE `order_details` (</text:span></text:p>
      <text:p text:style-name="Normal"><text:span text:style-name="T39"><text:s text:c="2"/>`Order_Id,` int(10) NOT NULL,</text:span></text:p>
      <text:p text:style-name="Normal"><text:span text:style-name="T40"><text:s text:c="2"/>`Address` varchar(500) NOT NULL,</text:span></text:p>
      <text:p text:style-name="Normal"><text:span text:style-name="T41"><text:s text:c="2"/>`Phone_ <text:s/>No` int(20) NOT NULL,</text:span></text:p>
      <text:p text:style-name="Normal"><text:span text:style-name="T42"><text:s text:c="2"/>`Cust_ Name` varchar(500) NOT NULL,</text:span></text:p>
      <text:p text:style-name="Normal"><text:span text:style-name="T43"><text:s text:c="2"/>`Order _Date` int(50) NOT NULL,</text:span></text:p>
      <text:p text:style-name="Normal"><text:span text:style-name="T44"><text:s text:c="2"/>`Quantity` int(10) NOT N</text:span><text:span text:style-name="T45">ULL</text:span></text:p>
      <text:p text:style-name="Normal"><text:span text:style-name="T46">) ENGINE=InnoDB DEFAULT CHARSET=utf8mb4;</text:span></text:p>
      <text:p text:style-name="Normal"/>
      <text:p text:style-name="Normal"><text:span text:style-name="T47">-- --------------------------------------------------------</text:span></text:p>
      <text:p text:style-name="Normal"/>
      <text:p text:style-name="Normal"><text:span text:style-name="T48">--</text:span></text:p>
      <text:p text:style-name="Normal"><text:span text:style-name="T49">-- Table structure for table `users`</text:span></text:p>
      <text:p text:style-name="Normal"><text:span text:style-name="T50">--</text:span></text:p>
      <text:p text:style-name="Normal"/>
      <text:p text:style-name="Normal"><text:span text:style-name="T51">CREATE TABLE `users` (</text:span></text:p>
      <text:p text:style-name="Normal"><text:span text:style-name="T52"><text:s text:c="2"/>`first_name` varchar(50) NOT NULL,</text:span></text:p>
      <text:p text:style-name="Normal"><text:span text:style-name="T53"><text:s text:c="2"/>`address` varchar(100) NOT NULL,</text:span></text:p>
      <text:p text:style-name="Normal"><text:span text:style-name="T54"><text:s text:c="2"/>`email`<text:s/></text:span><text:span text:style-name="T55">varchar(100) NOT NULL,</text:span></text:p>
      <text:p text:style-name="Normal"><text:span text:style-name="T56"><text:s text:c="2"/>`uname` int(200) NOT NULL,</text:span></text:p>
      <text:p text:style-name="Normal"><text:span text:style-name="T57"><text:s text:c="2"/>`password` varchar(200) NOT NULL,</text:span></text:p>
      <text:p text:style-name="Normal"><text:span text:style-name="T58"><text:s text:c="2"/>`regdate` int(50) NOT NULL</text:span></text:p>
      <text:p text:style-name="Normal"><text:span text:style-name="T59">) ENGINE=InnoDB DEFAULT CHARSET=utf8mb4;</text:span></text:p>
      <text:p text:style-name="Normal"/>
      <text:p text:style-name="Normal"><text:span text:style-name="T60">--</text:span></text:p>
      <text:p text:style-name="Normal"><text:span text:style-name="T61">-- Indexes for dumped tables</text:span></text:p>
      <text:p text:style-name="Normal"><text:span text:style-name="T62">--</text:span></text:p>
      <text:p text:style-name="Normal"/>
      <text:p text:style-name="Normal"><text:span text:style-name="T63">--</text:span></text:p>
      <text:p text:style-name="Normal"><text:span text:style-name="T64">-- Indexes for table `books`</text:span></text:p>
      <text:p text:style-name="Normal"><text:span text:style-name="T65">--</text:span></text:p>
      <text:p text:style-name="Normal"><text:span text:style-name="T66">ALTER TABLE `books`</text:span></text:p>
      <text:p text:style-name="Normal"><text:span text:style-name="T67"><text:s text:c="2"/>ADD<text:s/></text:span><text:span text:style-name="T68">PRIMARY KEY (`Book_ Id`),</text:span></text:p>
      <text:p text:style-name="Normal"><text:span text:style-name="T69"><text:s text:c="2"/>ADD KEY `Book_ Id` (`Book_ Id`),</text:span></text:p>
      <text:p text:style-name="Normal"><text:span text:style-name="T70"><text:s text:c="2"/>ADD KEY `Book_ Id_2` (`Book_ Id`),</text:span></text:p>
      <text:p text:style-name="Normal"><text:span text:style-name="T71"><text:s text:c="2"/>ADD KEY `Book_ Id_3` (`Book_ Id`);</text:span></text:p>
      <text:p text:style-name="Normal"/>
      <text:p text:style-name="Normal"><text:span text:style-name="T72">--</text:span></text:p>
      <text:p text:style-name="Normal"><text:span text:style-name="T73">-- Indexes for table `order_details`</text:span></text:p>
      <text:p text:style-name="Normal"><text:span text:style-name="T74">--</text:span></text:p>
      <text:p text:style-name="Normal"><text:span text:style-name="T75">ALTER TABLE `order_details`</text:span></text:p>
      <text:p text:style-name="Normal"><text:span text:style-name="T76"><text:s text:c="2"/>ADD PRIMARY KEY (`Order_Id,`),</text:span></text:p>
      <text:p text:style-name="Normal"><text:span text:style-name="T77"><text:s text:c="2"/>ADD KEY<text:s/></text:span><text:span text:style-name="T78">`Order_Id,` (`Order_Id,`);</text:span></text:p>
      <text:p text:style-name="Normal"><text:span text:style-name="T79">COMMIT;</text:span></text:p>
      <text:p text:style-name="Normal"/>
      <text:p text:style-name="Normal"><text:span text:style-name="T80">/*!40101 SET CHARACTER_SET_CLIENT=@OLD_CHARACTER_SET_CLIENT */;</text:span></text:p>
      <text:p text:style-name="Normal"><text:span text:style-name="T81">/*!40101 SET CHARACTER_SET_RESULTS=@OLD_CHARACTER_SET_RESULTS */;</text:span></text:p>
      <text:p text:style-name="Normal"><text:span text:style-name="T82">/*!40101 SET COLLATION_CONNECTION=@OLD_COLLATION_CONNECTION */;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58240" draw:id="id0" draw:style-name="a0" draw:name="Object 1" text:anchor-type="as-char" svg:x="0in" svg:y="0in" svg:width="6.00833in" svg:height="2.83889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desc/></draw:frame></text:p>
      <text:p text:style-name="Normal"/>
      <text:p text:style-name="Normal"/>
      <text:p text:style-name="Normal"><draw:frame draw:z-index="251658240" draw:id="id1" draw:style-name="a1" draw:name="Object 2" text:anchor-type="as-char" svg:x="0in" svg:y="0in" svg:width="6in" svg:height="2.7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desc/></draw:frame></text:p>
      <text:p text:style-name="Normal"/>
      <text:p text:style-name="Normal"/>
      <text:p text:style-name="Normal"><draw:frame draw:z-index="251658240" draw:id="id2" draw:style-name="a2" draw:name="Object 3" text:anchor-type="as-char" svg:x="0in" svg:y="0in" svg:width="6in" svg:height="2.71806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ANKIT</dc:creator>
    <meta:creation-date>2022-03-18T09:17:00Z</meta:creation-date>
    <dc:date>2022-03-18T09:20:00Z</dc:date>
    <meta:template xlink:href="Normal" xlink:type="simple"/>
    <meta:editing-cycles>4</meta:editing-cycles>
    <meta:editing-duration>PT120S</meta:editing-duration>
    <meta:document-statistic meta:page-count="1" meta:paragraph-count="4" meta:word-count="344" meta:character-count="2303" meta:row-count="16" meta:non-whitespace-character-count="1963"/>
  </office:meta>
</office:document-meta>
</file>